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4">
      <style:drawing-page-properties/>
    </style:style>
    <style:style style:family="presentation" style:name="pr9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9">
      <style:text-properties fo:color="#000000" fo:font-family="Calibri Light" style:font-family-asian="Arial" style:font-family-complex="Arial" fo:font-size="60pt" style:font-size-asian="60pt" style:font-size-complex="60pt"/>
      <style:paragraph-properties fo:line-height="90%" fo:text-align="center" fo:margin-top="0pt"/>
    </style:style>
    <style:style style:family="text" style:name="T3">
      <style:text-properties fo:language="fr" fo:country="FR"/>
    </style:style>
    <style:style style:family="presentation" style:name="pr10">
      <style:graphic-properties draw:fill="none" draw:stroke="none" style:wrap="run-through" fo:background-color="transparent"/>
    </style:style>
    <style:style style:family="drawing-page" style:name="dp5">
      <style:drawing-page-properties/>
    </style:style>
    <style:style style:family="presentation" style:name="pr11">
      <style:graphic-properties draw:fill="none" draw:stroke="none" style:wrap="run-through" fo:background-color="transparent"/>
    </style:style>
    <style:style style:family="presentation" style:name="pr12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0">
      <style:text-properties/>
      <style:paragraph-properties/>
    </style:style>
    <style:style style:family="presentation" style:name="pr1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">
      <style:text-properties fo:font-size="12pt" style:font-size-asian="12pt" style:font-size-complex="12pt"/>
      <style:paragraph-properties fo:text-align="right"/>
    </style:style>
    <style:style style:family="text" style:name="T4">
      <style:text-properties/>
    </style:style>
  </office:automatic-styles>
  <office:body>
    <office:presentation>
      <draw:page draw:name="Slide_1" draw:style-name="dp4" draw:master-page-name="_Diapositive de titre" presentation:presentation-page-layout-name="AL1">
        <draw:frame draw:name="Titre 1" draw:layer="layout" presentation:style-name="pr9" presentation:class="title" presentation:placeholder="true" svg:width="25.4cm" svg:height="6.633cm" svg:x="4.234cm" svg:y="3.118cm">
          <draw:text-box fo:min-height="6.633cm">
            <text:p text:style-name="P9"><text:span text:style-name="T3">test text</text:span></text:p>
          </draw:text-box>
        </draw:frame>
        <draw:frame draw:name="Sous-titre 2" draw:layer="layout" presentation:style-name="pr10" presentation:class="subtitle" presentation:placeholder="true" svg:width="25.4cm" svg:height="4.6cm" svg:x="4.234cm" svg:y="10.01cm">
          <draw:text-box fo:min-height="4.6cm"/>
        </draw:frame>
        <presentation:notes draw:style-name="dp5">
          <draw:frame draw:name="Slide Image Placeholder 1" draw:layer="layout" presentation:style-name="pr11" presentation:class="page" presentation:placeholder="true">
            <draw:text-box/>
          </draw:frame>
          <draw:frame draw:name="Notes Placeholder 2" draw:layer="layout" presentation:style-name="pr12" presentation:class="outline" presentation:placeholder="true" svg:width="15.24cm" svg:height="10cm" svg:x="1.905cm" svg:y="12.22cm">
            <draw:text-box fo:min-height="10cm">
              <text:p text:style-name="P10"/>
            </draw:text-box>
          </draw:frame>
          <draw:frame draw:name="Slide Number Placeholder 3" draw:layer="layout" presentation:style-name="pr13" presentation:class="page-number" presentation:placeholder="true" svg:width="8.256cm" svg:height="1.274cm" svg:x="10.79cm" svg:y="24.13cm">
            <draw:text-box fo:min-height="1.274cm">
              <text:p text:style-name="P11"><text:span text:style-name="T4"><text:page-number/>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 fo:font-size="18pt" style:font-size-asian="18pt" style:font-size-complex="18pt" fo:language="en"/>
      <style:paragraph-properties fo:text-align="left" fo:margin-left="0pt"/>
    </style:default-style>
    <style:default-style style:family="paragraph">
      <style:paragraph-properties fo:text-align="left" fo:margin-left="0pt"/>
    </style:default-style>
    <style:default-style style:family="text">
      <style:text-properties fo:font-size="18pt" style:font-size-asian="18pt" style:font-size-complex="18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6.633cm" svg:width="25.4cm" svg:x="4.234cm" svg:y="3.118cm"/>
      <presentation:placeholder presentation:object="subtitle" svg:height="4.6cm" svg:width="25.4cm" svg:x="4.234cm" svg:y="10.01cm"/>
    </style:presentation-page-layout>
    <style:style style:family="graphic" style:name="Frame">
      <style:text-properties fo:font-size="18pt" style:font-size-asian="18pt" style:font-size-complex="18pt"/>
      <style:graphic-properties/>
    </style:style>
    <text:list-style style:name="L1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19.05cm" fo:page-height="33.87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">
      <style:text-properties fo:color="#000000" fo:font-family="Calibri Light" style:font-family-asian="Arial" style:font-family-complex="Arial" fo:font-size="60pt" style:font-size-asian="60pt" style:font-size-complex="60pt"/>
      <style:paragraph-properties fo:line-height="90%" fo:text-align="center" fo:margin-top="0pt"/>
    </style:style>
    <style:style style:family="text" style:name="T1">
      <style:text-properties fo:language="fr" fo:country="FR"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 fo:color="#000000" fo:font-family="Calibri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2">
      <style:text-properties fo:language="fr" fo:country="FR"/>
    </style:style>
    <style:style style:family="drawing-page" style:name="dp2">
      <style:drawing-page-properties/>
    </style:style>
    <style:style style:family="presentation" style:name="pr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">
      <style:text-properties fo:color="#000000" fo:font-family="Calibri" style:font-family-asian="Arial" style:font-family-complex="Arial" fo:font-size="12pt" style:font-size-asian="12pt" style:font-size-complex="12pt"/>
      <style:paragraph-properties fo:text-align="left" fo:margin-left="0pt"/>
    </style:style>
    <style:style style:family="presentation" style:name="pr4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">
      <style:text-properties fo:color="#000000" fo:font-family="Calibri" style:font-family-asian="Arial" style:font-family-complex="Arial" fo:font-size="12pt" style:font-size-asian="12pt" style:font-size-complex="12pt"/>
      <style:paragraph-properties fo:text-align="right" fo:margin-left="0pt"/>
    </style:style>
    <style:style style:family="presentation" style:name="pr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">
      <style:text-properties fo:color="#000000" fo:font-family="Calibri" style:font-family-asian="Arial" style:font-family-complex="Arial" fo:font-size="12pt" style:font-size-asian="12pt" style:font-size-complex="12pt"/>
      <style:paragraph-properties fo:text-align="right" fo:margin-left="0pt"/>
    </style:style>
    <style:style style:family="presentation" style:name="pr6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">
      <style:text-properties/>
      <style:paragraph-properties/>
    </style:style>
    <style:style style:family="presentation" style:name="pr7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">
      <style:text-properties fo:color="#000000" fo:font-family="Calibri" style:font-family-asian="Arial" style:font-family-complex="Arial" fo:font-size="12pt" style:font-size-asian="12pt" style:font-size-complex="12pt"/>
      <style:paragraph-properties fo:text-align="left" fo:margin-left="0pt"/>
    </style:style>
    <style:style style:family="presentation" style:name="pr8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8">
      <style:text-properties fo:color="#000000" fo:font-family="Calibri" style:font-family-asian="Arial" style:font-family-complex="Arial" fo:font-size="12pt" style:font-size-asian="12pt" style:font-size-complex="12pt"/>
      <style:paragraph-properties fo:text-align="right" fo:margin-left="0pt"/>
    </style:style>
    <style:style style:family="drawing-page" style:name="dp3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Diapositive de titre" style:page-layout-name="Mpm1" draw:style-name="dp1">
      <presentation:notes draw:style-name="dp2" style:page-layout-name="Mpm2">
        <draw:frame draw:name="Header Placeholder 1" draw:layer="backgroundobjects" presentation:style-name="pr3" presentation:class="header" presentation:placeholder="false" presentation:user-transformed="true" svg:width="8.256cm" svg:height="1.274cm" svg:x="0cm" svg:y="0cm">
          <draw:text-box fo:min-height="1.274cm">
            <text:p text:style-name="P3"/>
          </draw:text-box>
        </draw:frame>
        <draw:frame draw:name="Date Placeholder 2" draw:layer="backgroundobjects" presentation:style-name="pr4" presentation:class="date-time" presentation:placeholder="false" presentation:user-transformed="true" svg:width="8.256cm" svg:height="1.274cm" svg:x="10.79cm" svg:y="0cm">
          <draw:text-box fo:min-height="1.274cm">
            <text:p text:style-name="P4"/>
          </draw:text-box>
        </draw:frame>
        <draw:frame draw:name="Date Placeholder 2" draw:layer="backgroundobjects" presentation:style-name="pr5" presentation:class="date-time" presentation:placeholder="false" presentation:user-transformed="true" svg:width="8.256cm" svg:height="1.274cm" svg:x="10.79cm" svg:y="0cm">
          <draw:text-box fo:min-height="1.274cm">
            <text:p text:style-name="P5"/>
          </draw:text-box>
        </draw:frame>
        <draw:frame draw:name="Notes Placeholder 4" draw:layer="backgroundobjects" presentation:style-name="pr6" presentation:class="notes" presentation:placeholder="false" presentation:user-transformed="true" svg:width="15.24cm" svg:height="10cm" svg:x="1.905cm" svg:y="12.22cm">
          <draw:text-box fo:min-height="10cm">
            <text:p text:style-name="P6"/>
          </draw:text-box>
        </draw:frame>
        <draw:frame draw:name="Footer Placeholder 5" draw:layer="backgroundobjects" presentation:style-name="pr7" presentation:class="footer" presentation:placeholder="false" presentation:user-transformed="true" svg:width="8.256cm" svg:height="1.274cm" svg:x="0cm" svg:y="24.13cm">
          <draw:text-box fo:min-height="1.274cm">
            <text:p text:style-name="P7"/>
          </draw:text-box>
        </draw:frame>
        <draw:frame draw:name="Slide Number Placeholder 6" draw:layer="backgroundobjects" presentation:style-name="pr8" presentation:class="page-number" presentation:placeholder="false" presentation:user-transformed="true" svg:width="8.256cm" svg:height="1.274cm" svg:x="10.79cm" svg:y="24.13cm">
          <draw:text-box fo:min-height="1.274cm">
            <text:p text:style-name="P8"/>
          </draw:text-box>
        </draw:frame>
      </presentation:notes>
      <draw:frame draw:name="Titre 1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1"><text:span text:style-name="T1">Modifiez le style du titre</text:span></text:p>
        </draw:text-box>
      </draw:frame>
      <draw:frame draw:name="Sous-titre 2" draw:layer="backgroundobjects" presentation:style-name="pr2" presentation:class="subtitle" presentation:placeholder="false" presentation:user-transformed="true" svg:width="25.4cm" svg:height="4.6cm" svg:x="4.234cm" svg:y="10.01cm">
        <draw:text-box fo:min-height="4.6cm">
          <text:p text:style-name="P2"><text:span text:style-name="T2">Modifiez le style des sous-titres du masque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2.5.565.0</meta:generator>
    <meta:initial-creator/>
    <meta:creation-date/>
    <meta:editing-cycles/>
    <meta:editing-duration/>
    <dc:date/>
    <dc:creator/>
    <meta:document-statistic/>
  </office:meta>
</office:document-meta>
</file>